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loext:opacity="100%"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18pt" style:font-size-asian="18pt" style:font-size-complex="18pt"/>
    </style:style>
    <style:style style:name="P5" style:family="paragraph">
      <style:text-properties fo:color="#000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7" style:family="paragraph"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color="#000000" loext:opacity="100%"/>
    </style:style>
    <style:style style:name="T3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14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178cm" svg:y="4.806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2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41cm" svg:y1="2.905cm" svg:x2="6.22cm" svg:y2="2.905cm">
          <text:p/>
        </draw:line>
        <draw:line draw:style-name="gr2" draw:text-style-name="P2" draw:layer="layout" svg:x1="6.232cm" svg:y1="5.445cm" svg:x2="2.422cm" svg:y2="5.445cm">
          <text:p/>
        </draw:line>
        <draw:line draw:style-name="gr3" draw:text-style-name="P2" draw:layer="layout" svg:x1="1.26cm" svg:y1="7.64cm" svg:x2="7.356cm" svg:y2="7.64cm">
          <text:p/>
        </draw:line>
        <draw:line draw:style-name="gr3" draw:text-style-name="P2" draw:layer="layout" svg:x1="2.53cm" svg:y1="6.37cm" svg:x2="2.53cm" svg:y2="9.926cm">
          <text:p/>
        </draw:line>
        <draw:custom-shape draw:style-name="gr1" draw:text-style-name="P1" draw:layer="layout" svg:width="1.27cm" svg:height="1.27cm" svg:x="6.179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853cm" svg:height="0.962cm" svg:x="2.73cm" svg:y="7.84cm">
          <draw:text-box>
            <text:p text:style-name="P3"><text:span text:style-name="T1">1</text:span></text:p>
          </draw:text-box>
        </draw:frame>
        <draw:frame draw:style-name="gr4" draw:text-style-name="P6" draw:layer="layout" svg:width="0.853cm" svg:height="0.962cm" svg:x="4.031cm" svg:y="7.84cm">
          <draw:text-box>
            <text:p text:style-name="P5"><text:span text:style-name="T2">1</text:span></text:p>
          </draw:text-box>
        </draw:frame>
        <draw:frame draw:style-name="gr4" draw:text-style-name="P8" draw:layer="layout" svg:width="0.853cm" svg:height="0.962cm" svg:x="5.332cm" svg:y="7.84cm">
          <draw:text-box>
            <text:p text:style-name="P7"><text:span text:style-name="T3">0</text:span></text:p>
          </draw:text-box>
        </draw:frame>
        <draw:frame draw:style-name="gr5" draw:text-style-name="P9" draw:layer="layout" svg:width="1.27cm" svg:height="1.27cm" svg:x="1.157cm" svg:y="2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9" draw:layer="layout" svg:width="1.279cm" svg:height="1.27cm" svg:x="6.157cm" svg:y="2.1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1.317cm" svg:height="1.27cm" svg:x="6.156cm" svg:y="4.6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1.228cm" svg:height="1.27cm" svg:x="3.658cm" svg:y="1.5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9" draw:layer="layout" svg:width="1.27cm" svg:height="1.27cm" svg:x="2.53cm" svg:y="6.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9" draw:layer="layout" svg:width="1.279cm" svg:height="1.27cm" svg:x="3.8cm" svg:y="6.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" draw:layer="layout" svg:width="1.29cm" svg:height="1.27cm" svg:x="5.07cm" svg:y="6.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1" draw:layer="layout" svg:width="1.228cm" svg:height="1.27cm" svg:x="1.302cm" svg:y="7.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1" draw:layer="layout" svg:width="1.317cm" svg:height="1.27cm" svg:x="6.17cm" svg:y="6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" draw:text-style-name="P1" draw:layer="layout" svg:width="1.27cm" svg:height="1.27cm" svg:x="1.182cm" svg:y="4.811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.183cm" svg:y="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29cm" svg:height="1.27cm" svg:x="1.16cm" svg:y="4.6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8" draw:layer="layout" svg:width="0.853cm" svg:height="0.962cm" svg:x="6.433cm" svg:y="7.84cm">
          <draw:text-box>
            <text:p text:style-name="P7"><text:span text:style-name="T3">0</text:span></text:p>
          </draw:text-box>
        </draw:frame>
        <draw:frame draw:style-name="gr4" draw:text-style-name="P4" draw:layer="layout" svg:width="0.853cm" svg:height="0.962cm" svg:x="2.73cm" svg:y="8.94cm">
          <draw:text-box>
            <text:p text:style-name="P3"><text:span text:style-name="T1">0</text:span></text:p>
          </draw:text-box>
        </draw:frame>
        <draw:frame draw:style-name="gr4" draw:text-style-name="P6" draw:layer="layout" svg:width="0.853cm" svg:height="0.962cm" svg:x="4.031cm" svg:y="8.94cm">
          <draw:text-box>
            <text:p text:style-name="P5"><text:span text:style-name="T2">0</text:span></text:p>
          </draw:text-box>
        </draw:frame>
        <draw:frame draw:style-name="gr4" draw:text-style-name="P8" draw:layer="layout" svg:width="0.853cm" svg:height="0.962cm" svg:x="5.332cm" svg:y="8.94cm">
          <draw:text-box>
            <text:p text:style-name="P7"><text:span text:style-name="T3">1</text:span></text:p>
          </draw:text-box>
        </draw:frame>
        <draw:frame draw:style-name="gr5" draw:text-style-name="P1" draw:layer="layout" svg:width="1.237cm" svg:height="1.27cm" svg:x="1.302cm" svg:y="8.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8" draw:layer="layout" svg:width="0.853cm" svg:height="0.962cm" svg:x="6.433cm" svg:y="8.94cm">
          <draw:text-box>
            <text:p text:style-name="P7"><text:span text:style-name="T3">1</text:span></text:p>
          </draw:text-box>
        </draw:frame>
        <draw:frame draw:style-name="gr5" draw:text-style-name="P1" draw:layer="layout" svg:width="1.237cm" svg:height="1.27cm" svg:x="3.658cm" svg:y="4.1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" draw:text-style-name="P1" draw:layer="layout" svg:width="1.27cm" svg:height="1.27cm" svg:x="10.641cm" svg:y="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5.679cm" svg:y="4.808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5.721cm" svg:y="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911cm" svg:y1="2.907cm" svg:x2="15.721cm" svg:y2="2.907cm">
          <text:p/>
        </draw:line>
        <draw:line draw:style-name="gr2" draw:text-style-name="P2" draw:layer="layout" svg:x1="15.733cm" svg:y1="5.447cm" svg:x2="11.923cm" svg:y2="5.447cm">
          <text:p/>
        </draw:line>
        <draw:custom-shape draw:style-name="gr1" draw:text-style-name="P1" draw:layer="layout" svg:width="1.27cm" svg:height="1.27cm" svg:x="15.68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draw:layer="layout" svg:width="1.27cm" svg:height="1.27cm" svg:x="10.658cm" svg:y="2.1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9" draw:layer="layout" svg:width="1.279cm" svg:height="1.27cm" svg:x="15.658cm" svg:y="2.1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1" draw:layer="layout" svg:width="1.317cm" svg:height="1.27cm" svg:x="15.657cm" svg:y="4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1" draw:layer="layout" svg:width="1.228cm" svg:height="1.27cm" svg:x="13.159cm" svg:y="1.58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" draw:text-style-name="P1" draw:layer="layout" svg:width="1.27cm" svg:height="1.27cm" svg:x="10.683cm" svg:y="4.813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684cm" svg:y="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29cm" svg:height="1.27cm" svg:x="10.661cm" svg:y="4.6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" draw:text-style-name="P2" draw:layer="layout" svg:x1="13.7cm" svg:y1="5.445cm" svg:x2="13.7cm" svg:y2="2.905cm">
          <text:p/>
        </draw:line>
        <draw:line draw:style-name="gr3" draw:text-style-name="P2" draw:layer="layout" svg:x1="10.76cm" svg:y1="7.64cm" svg:x2="16.856cm" svg:y2="7.64cm">
          <text:p/>
        </draw:line>
        <draw:line draw:style-name="gr3" draw:text-style-name="P2" draw:layer="layout" svg:x1="12.03cm" svg:y1="6.37cm" svg:x2="12.03cm" svg:y2="9.062cm">
          <text:p/>
        </draw:line>
        <draw:frame draw:style-name="gr4" draw:text-style-name="P4" draw:layer="layout" svg:width="0.853cm" svg:height="0.962cm" svg:x="12.23cm" svg:y="7.84cm">
          <draw:text-box>
            <text:p text:style-name="P3"><text:span text:style-name="T1">1</text:span></text:p>
          </draw:text-box>
        </draw:frame>
        <draw:frame draw:style-name="gr4" draw:text-style-name="P6" draw:layer="layout" svg:width="0.853cm" svg:height="0.962cm" svg:x="13.531cm" svg:y="7.84cm">
          <draw:text-box>
            <text:p text:style-name="P5"><text:span text:style-name="T2">1</text:span></text:p>
          </draw:text-box>
        </draw:frame>
        <draw:frame draw:style-name="gr4" draw:text-style-name="P8" draw:layer="layout" svg:width="0.853cm" svg:height="0.962cm" svg:x="14.832cm" svg:y="7.84cm">
          <draw:text-box>
            <text:p text:style-name="P7"><text:span text:style-name="T3">1</text:span></text:p>
          </draw:text-box>
        </draw:frame>
        <draw:frame draw:style-name="gr5" draw:text-style-name="P9" draw:layer="layout" svg:width="1.27cm" svg:height="1.27cm" svg:x="12.03cm" svg:y="6.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9" draw:layer="layout" svg:width="1.279cm" svg:height="1.27cm" svg:x="13.3cm" svg:y="6.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1" draw:layer="layout" svg:width="1.29cm" svg:height="1.27cm" svg:x="14.57cm" svg:y="6.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1" draw:layer="layout" svg:width="1.228cm" svg:height="1.27cm" svg:x="10.802cm" svg:y="7.5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1" draw:layer="layout" svg:width="1.317cm" svg:height="1.27cm" svg:x="15.67cm" svg:y="6.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8" draw:layer="layout" svg:width="0.853cm" svg:height="0.962cm" svg:x="15.933cm" svg:y="7.84cm">
          <draw:text-box>
            <text:p text:style-name="P7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3:21:11.993015996</meta:creation-date>
    <dc:date>2021-08-11T23:46:58.261716768</dc:date>
    <meta:editing-duration>PT2H4M50S</meta:editing-duration>
    <meta:editing-cycles>6</meta:editing-cycles>
    <meta:generator>LibreOffice/7.1.5.2$Linux_X86_64 LibreOffice_project/10$Build-2</meta:generator>
    <meta:document-statistic meta:object-count="55"/>
  </office:meta>
</office:document-meta>
</file>

<file path=Object 1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0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11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2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3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14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15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16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17/content.xml><?xml version="1.0" encoding="utf-8"?>
<math xmlns="http://www.w3.org/1998/Math/MathML" display="block">
  <semantics>
    <msub>
      <mi>v</mi>
      <mn>4</mn>
    </msub>
    <annotation encoding="StarMath 5.0">v_4
</annotation>
  </semantics>
</math>
</file>

<file path=Object 18/content.xml><?xml version="1.0" encoding="utf-8"?>
<math xmlns="http://www.w3.org/1998/Math/MathML" display="block">
  <semantics>
    <msub>
      <mi>v</mi>
      <mn>4</mn>
    </msub>
    <annotation encoding="StarMath 5.0">v_4
</annotation>
  </semantics>
</math>
</file>

<file path=Object 19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2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20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1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22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3/content.xml><?xml version="1.0" encoding="utf-8"?>
<math xmlns="http://www.w3.org/1998/Math/MathML" display="block">
  <semantics>
    <msub>
      <mi>v</mi>
      <mn>4</mn>
    </msub>
    <annotation encoding="StarMath 5.0">v_4</annotation>
  </semantics>
</math>
</file>

<file path=Object 4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/content.xml><?xml version="1.0" encoding="utf-8"?>
<math xmlns="http://www.w3.org/1998/Math/MathML" display="block">
  <semantics>
    <msub>
      <mi>v</mi>
      <mn>1</mn>
    </msub>
    <annotation encoding="StarMath 5.0">v_1</annotation>
  </semantics>
</math>
</file>

<file path=Object 7/content.xml><?xml version="1.0" encoding="utf-8"?>
<math xmlns="http://www.w3.org/1998/Math/MathML" display="block">
  <semantics>
    <msub>
      <mi>v</mi>
      <mn>2</mn>
    </msub>
    <annotation encoding="StarMath 5.0">v_2</annotation>
  </semantics>
</math>
</file>

<file path=Object 8/content.xml><?xml version="1.0" encoding="utf-8"?>
<math xmlns="http://www.w3.org/1998/Math/MathML" display="block">
  <semantics>
    <msub>
      <mi>v</mi>
      <mn>3</mn>
    </msub>
    <annotation encoding="StarMath 5.0">v_3</annotation>
  </semantics>
</math>
</file>

<file path=Object 9/content.xml><?xml version="1.0" encoding="utf-8"?>
<math xmlns="http://www.w3.org/1998/Math/MathML" display="block">
  <semantics>
    <msub>
      <mi>v</mi>
      <mn>2</mn>
    </msub>
    <annotation encoding="StarMath 5.0">v_2</annotation>
  </semantics>
</math>
</file>